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2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681in"/>
    </style:style>
    <style:style style:name="co2" style:family="table-column">
      <style:table-column-properties fo:break-before="auto" style:column-width="0.92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shapes>
          <draw:frame draw:z-index="0" draw:style-name="gr1" draw:text-style-name="P1" svg:width="6.2933in" svg:height="3.5453in" svg:x="6.1972in" svg:y="0.6902in">
            <draw:object draw:notify-on-update-of-ranges="output.B2:output.B22 output.C2:output.C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Date </text:p>
          </table:table-cell>
          <table:table-cell office:value-type="string" calcext:value-type="string">
            <text:p>Balan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 10-day <text:s/>SMA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formula="of:=DATEVALUE([.E2])" office:value-type="float" office:value="45807" calcext:value-type="float">
            <text:p>45807</text:p>
          </table:table-cell>
          <table:table-cell table:formula="of:=VALUE([.F2])" office:value-type="float" office:value="577.55" calcext:value-type="float">
            <text:p>577.55</text:p>
          </table:table-cell>
          <table:table-cell table:number-columns-repeated="2"/>
          <table:table-cell office:value-type="string" calcext:value-type="string">
            <text:p>May 30, 2025</text:p>
          </table:table-cell>
          <table:table-cell office:value-type="string" calcext:value-type="string">
            <text:p><text:s text:c="2"/>$577.55</text:p>
          </table:table-cell>
        </table:table-row>
        <table:table-row table:style-name="ro1">
          <table:table-cell table:formula="of:=DATEVALUE([.E3])" office:value-type="float" office:value="45806" calcext:value-type="float">
            <text:p>45806</text:p>
          </table:table-cell>
          <table:table-cell table:formula="of:=VALUE([.F3])" office:value-type="float" office:value="577.55" calcext:value-type="float">
            <text:p>577.55</text:p>
          </table:table-cell>
          <table:table-cell table:number-columns-repeated="2"/>
          <table:table-cell office:value-type="string" calcext:value-type="string">
            <text:p>May 29, 2025</text:p>
          </table:table-cell>
          <table:table-cell office:value-type="string" calcext:value-type="string">
            <text:p><text:s text:c="2"/>$577.55</text:p>
          </table:table-cell>
        </table:table-row>
        <table:table-row table:style-name="ro1">
          <table:table-cell table:formula="of:=DATEVALUE([.E4])" office:value-type="float" office:value="45805" calcext:value-type="float">
            <text:p>45805</text:p>
          </table:table-cell>
          <table:table-cell table:formula="of:=VALUE([.F4])" office:value-type="float" office:value="29.56" calcext:value-type="float">
            <text:p>29.56</text:p>
          </table:table-cell>
          <table:table-cell table:number-columns-repeated="2"/>
          <table:table-cell office:value-type="string" calcext:value-type="string">
            <text:p>May 28, 2025</text:p>
          </table:table-cell>
          <table:table-cell office:value-type="string" calcext:value-type="string">
            <text:p><text:s text:c="2"/>$29.56</text:p>
          </table:table-cell>
        </table:table-row>
        <table:table-row table:style-name="ro1">
          <table:table-cell table:formula="of:=DATEVALUE([.E5])" office:value-type="float" office:value="45804" calcext:value-type="float">
            <text:p>45804</text:p>
          </table:table-cell>
          <table:table-cell table:formula="of:=VALUE([.F5])" office:value-type="float" office:value="824.1" calcext:value-type="float">
            <text:p>824.1</text:p>
          </table:table-cell>
          <table:table-cell table:number-columns-repeated="2"/>
          <table:table-cell office:value-type="string" calcext:value-type="string">
            <text:p>May 27, 2025</text:p>
          </table:table-cell>
          <table:table-cell office:value-type="string" calcext:value-type="string">
            <text:p><text:s text:c="2"/>$824.10</text:p>
          </table:table-cell>
        </table:table-row>
        <table:table-row table:style-name="ro1">
          <table:table-cell table:formula="of:=DATEVALUE([.E6])" office:value-type="float" office:value="45803" calcext:value-type="float">
            <text:p>45803</text:p>
          </table:table-cell>
          <table:table-cell table:formula="of:=VALUE([.F6])" office:value-type="float" office:value="126.56" calcext:value-type="float">
            <text:p>126.56</text:p>
          </table:table-cell>
          <table:table-cell table:number-columns-repeated="2"/>
          <table:table-cell office:value-type="string" calcext:value-type="string">
            <text:p>May 26, 2025</text:p>
          </table:table-cell>
          <table:table-cell office:value-type="string" calcext:value-type="string">
            <text:p><text:s text:c="2"/>$126.56</text:p>
          </table:table-cell>
        </table:table-row>
        <table:table-row table:style-name="ro1">
          <table:table-cell table:formula="of:=DATEVALUE([.E7])" office:value-type="float" office:value="45800" calcext:value-type="float">
            <text:p>45800</text:p>
          </table:table-cell>
          <table:table-cell table:formula="of:=VALUE([.F7])" office:value-type="float" office:value="6126.56" calcext:value-type="float">
            <text:p>6126.56</text:p>
          </table:table-cell>
          <table:table-cell table:number-columns-repeated="2"/>
          <table:table-cell office:value-type="string" calcext:value-type="string">
            <text:p>May 23, 2025</text:p>
          </table:table-cell>
          <table:table-cell office:value-type="string" calcext:value-type="string">
            <text:p><text:s text:c="2"/>$6126.56</text:p>
          </table:table-cell>
        </table:table-row>
        <table:table-row table:style-name="ro1">
          <table:table-cell table:formula="of:=DATEVALUE([.E8])" office:value-type="float" office:value="45799" calcext:value-type="float">
            <text:p>45799</text:p>
          </table:table-cell>
          <table:table-cell table:formula="of:=VALUE([.F8])" office:value-type="float" office:value="1241.05" calcext:value-type="float">
            <text:p>1241.05</text:p>
          </table:table-cell>
          <table:table-cell table:number-columns-repeated="2"/>
          <table:table-cell office:value-type="string" calcext:value-type="string">
            <text:p>May 22, 2025</text:p>
          </table:table-cell>
          <table:table-cell office:value-type="string" calcext:value-type="string">
            <text:p><text:s text:c="2"/>$1241.05</text:p>
          </table:table-cell>
        </table:table-row>
        <table:table-row table:style-name="ro1">
          <table:table-cell table:formula="of:=DATEVALUE([.E9])" office:value-type="float" office:value="45798" calcext:value-type="float">
            <text:p>45798</text:p>
          </table:table-cell>
          <table:table-cell table:formula="of:=VALUE([.F9])" office:value-type="float" office:value="8158.78" calcext:value-type="float">
            <text:p>8158.78</text:p>
          </table:table-cell>
          <table:table-cell table:number-columns-repeated="2"/>
          <table:table-cell office:value-type="string" calcext:value-type="string">
            <text:p>May 21, 2025</text:p>
          </table:table-cell>
          <table:table-cell office:value-type="string" calcext:value-type="string">
            <text:p><text:s text:c="2"/>$8158.78</text:p>
          </table:table-cell>
        </table:table-row>
        <table:table-row table:style-name="ro1">
          <table:table-cell table:formula="of:=DATEVALUE([.E10])" office:value-type="float" office:value="45797" calcext:value-type="float">
            <text:p>45797</text:p>
          </table:table-cell>
          <table:table-cell table:formula="of:=VALUE([.F10])" office:value-type="float" office:value="7335.54" calcext:value-type="float">
            <text:p>7335.54</text:p>
          </table:table-cell>
          <table:table-cell table:number-columns-repeated="2"/>
          <table:table-cell office:value-type="string" calcext:value-type="string">
            <text:p>May 20, 2025</text:p>
          </table:table-cell>
          <table:table-cell office:value-type="string" calcext:value-type="string">
            <text:p><text:s text:c="2"/>$7335.54</text:p>
          </table:table-cell>
        </table:table-row>
        <table:table-row table:style-name="ro1">
          <table:table-cell table:formula="of:=DATEVALUE([.E11])" office:value-type="float" office:value="45796" calcext:value-type="float">
            <text:p>45796</text:p>
          </table:table-cell>
          <table:table-cell table:formula="of:=VALUE([.F11])" office:value-type="float" office:value="4949.96" calcext:value-type="float">
            <text:p>4949.96</text:p>
          </table:table-cell>
          <table:table-cell table:formula="of:=SUM([.B2:.B11])/[.C$1]" office:value-type="float" office:value="2994.721" calcext:value-type="float">
            <text:p>2994.721</text:p>
          </table:table-cell>
          <table:table-cell/>
          <table:table-cell office:value-type="string" calcext:value-type="string">
            <text:p>May 19, 2025</text:p>
          </table:table-cell>
          <table:table-cell office:value-type="string" calcext:value-type="string">
            <text:p><text:s text:c="2"/>$4949.96</text:p>
          </table:table-cell>
        </table:table-row>
        <table:table-row table:style-name="ro1">
          <table:table-cell table:formula="of:=DATEVALUE([.E12])" office:value-type="float" office:value="45793" calcext:value-type="float">
            <text:p>45793</text:p>
          </table:table-cell>
          <table:table-cell table:formula="of:=VALUE([.F12])" office:value-type="float" office:value="4781.76" calcext:value-type="float">
            <text:p>4781.76</text:p>
          </table:table-cell>
          <table:table-cell table:formula="of:=SUM([.B3:.B12])/[.C$1]" office:value-type="float" office:value="3415.142" calcext:value-type="float">
            <text:p>3415.142</text:p>
          </table:table-cell>
          <table:table-cell/>
          <table:table-cell office:value-type="string" calcext:value-type="string">
            <text:p>May 16, 2025</text:p>
          </table:table-cell>
          <table:table-cell office:value-type="string" calcext:value-type="string">
            <text:p><text:s text:c="2"/>$4781.76</text:p>
          </table:table-cell>
        </table:table-row>
        <table:table-row table:style-name="ro1">
          <table:table-cell table:formula="of:=DATEVALUE([.E13])" office:value-type="float" office:value="45792" calcext:value-type="float">
            <text:p>45792</text:p>
          </table:table-cell>
          <table:table-cell table:formula="of:=VALUE([.F13])" office:value-type="float" office:value="2832.86" calcext:value-type="float">
            <text:p>2832.86</text:p>
          </table:table-cell>
          <table:table-cell table:formula="of:=SUM([.B4:.B13])/[.C$1]" office:value-type="float" office:value="3640.673" calcext:value-type="float">
            <text:p>3640.673</text:p>
          </table:table-cell>
          <table:table-cell/>
          <table:table-cell office:value-type="string" calcext:value-type="string">
            <text:p>May 15, 2025</text:p>
          </table:table-cell>
          <table:table-cell office:value-type="string" calcext:value-type="string">
            <text:p><text:s text:c="2"/>$2832.86</text:p>
          </table:table-cell>
        </table:table-row>
        <table:table-row table:style-name="ro1">
          <table:table-cell table:formula="of:=DATEVALUE([.E14])" office:value-type="float" office:value="45791" calcext:value-type="float">
            <text:p>45791</text:p>
          </table:table-cell>
          <table:table-cell table:formula="of:=VALUE([.F14])" office:value-type="float" office:value="5512.3" calcext:value-type="float">
            <text:p>5512.3</text:p>
          </table:table-cell>
          <table:table-cell table:formula="of:=SUM([.B5:.B14])/[.C$1]" office:value-type="float" office:value="4188.947" calcext:value-type="float">
            <text:p>4188.947</text:p>
          </table:table-cell>
          <table:table-cell/>
          <table:table-cell office:value-type="string" calcext:value-type="string">
            <text:p>May 14, 2025</text:p>
          </table:table-cell>
          <table:table-cell office:value-type="string" calcext:value-type="string">
            <text:p><text:s text:c="2"/>$5512.30</text:p>
          </table:table-cell>
        </table:table-row>
        <table:table-row table:style-name="ro1">
          <table:table-cell table:formula="of:=DATEVALUE([.E15])" office:value-type="float" office:value="45790" calcext:value-type="float">
            <text:p>45790</text:p>
          </table:table-cell>
          <table:table-cell table:formula="of:=VALUE([.F15])" office:value-type="float" office:value="2659.91" calcext:value-type="float">
            <text:p>2659.91</text:p>
          </table:table-cell>
          <table:table-cell table:formula="of:=SUM([.B6:.B15])/[.C$1]" office:value-type="float" office:value="4372.528" calcext:value-type="float">
            <text:p>4372.528</text:p>
          </table:table-cell>
          <table:table-cell/>
          <table:table-cell office:value-type="string" calcext:value-type="string">
            <text:p>May 13, 2025</text:p>
          </table:table-cell>
          <table:table-cell office:value-type="string" calcext:value-type="string">
            <text:p><text:s text:c="2"/>$2659.91</text:p>
          </table:table-cell>
        </table:table-row>
        <table:table-row table:style-name="ro1">
          <table:table-cell table:formula="of:=DATEVALUE([.E16])" office:value-type="float" office:value="45789" calcext:value-type="float">
            <text:p>45789</text:p>
          </table:table-cell>
          <table:table-cell table:formula="of:=VALUE([.F16])" office:value-type="float" office:value="74097.77" calcext:value-type="float">
            <text:p>74097.77</text:p>
          </table:table-cell>
          <table:table-cell table:formula="of:=SUM([.B7:.B16])/[.C$1]" office:value-type="float" office:value="11769.649" calcext:value-type="float">
            <text:p>11769.649</text:p>
          </table:table-cell>
          <table:table-cell/>
          <table:table-cell office:value-type="string" calcext:value-type="string">
            <text:p>May 12, 2025</text:p>
          </table:table-cell>
          <table:table-cell office:value-type="string" calcext:value-type="string">
            <text:p><text:s text:c="2"/>$74097.77</text:p>
          </table:table-cell>
        </table:table-row>
        <table:table-row table:style-name="ro1">
          <table:table-cell table:formula="of:=DATEVALUE([.E17])" office:value-type="float" office:value="45786" calcext:value-type="float">
            <text:p>45786</text:p>
          </table:table-cell>
          <table:table-cell table:formula="of:=VALUE([.F17])" office:value-type="float" office:value="9311.18" calcext:value-type="float">
            <text:p>9311.18</text:p>
          </table:table-cell>
          <table:table-cell table:formula="of:=SUM([.B8:.B17])/[.C$1]" office:value-type="float" office:value="12088.111" calcext:value-type="float">
            <text:p>12088.111</text:p>
          </table:table-cell>
          <table:table-cell/>
          <table:table-cell office:value-type="string" calcext:value-type="string">
            <text:p>May 09, 2025</text:p>
          </table:table-cell>
          <table:table-cell office:value-type="string" calcext:value-type="string">
            <text:p><text:s text:c="2"/>$9311.18</text:p>
          </table:table-cell>
        </table:table-row>
        <table:table-row table:style-name="ro1">
          <table:table-cell table:formula="of:=DATEVALUE([.E18])" office:value-type="float" office:value="45785" calcext:value-type="float">
            <text:p>45785</text:p>
          </table:table-cell>
          <table:table-cell table:formula="of:=VALUE([.F18])" office:value-type="float" office:value="7454.67" calcext:value-type="float">
            <text:p>7454.67</text:p>
          </table:table-cell>
          <table:table-cell table:formula="of:=SUM([.B9:.B18])/[.C$1]" office:value-type="float" office:value="12709.473" calcext:value-type="float">
            <text:p>12709.473</text:p>
          </table:table-cell>
          <table:table-cell/>
          <table:table-cell office:value-type="string" calcext:value-type="string">
            <text:p>May 08, 2025</text:p>
          </table:table-cell>
          <table:table-cell office:value-type="string" calcext:value-type="string">
            <text:p><text:s text:c="2"/>$7454.67</text:p>
          </table:table-cell>
        </table:table-row>
        <table:table-row table:style-name="ro1">
          <table:table-cell table:formula="of:=DATEVALUE([.E19])" office:value-type="float" office:value="45784" calcext:value-type="float">
            <text:p>45784</text:p>
          </table:table-cell>
          <table:table-cell table:formula="of:=VALUE([.F19])" office:value-type="float" office:value="532.74" calcext:value-type="float">
            <text:p>532.74</text:p>
          </table:table-cell>
          <table:table-cell table:formula="of:=SUM([.B10:.B19])/[.C$1]" office:value-type="float" office:value="11946.869" calcext:value-type="float">
            <text:p>11946.869</text:p>
          </table:table-cell>
          <table:table-cell/>
          <table:table-cell office:value-type="string" calcext:value-type="string">
            <text:p>May 07, 2025</text:p>
          </table:table-cell>
          <table:table-cell office:value-type="string" calcext:value-type="string">
            <text:p><text:s text:c="2"/>$532.74</text:p>
          </table:table-cell>
        </table:table-row>
        <table:table-row table:style-name="ro1">
          <table:table-cell table:formula="of:=DATEVALUE([.E20])" office:value-type="float" office:value="45783" calcext:value-type="float">
            <text:p>45783</text:p>
          </table:table-cell>
          <table:table-cell table:formula="of:=VALUE([.F20])" office:value-type="float" office:value="7309.64" calcext:value-type="float">
            <text:p>7309.64</text:p>
          </table:table-cell>
          <table:table-cell table:formula="of:=SUM([.B11:.B20])/[.C$1]" office:value-type="float" office:value="11944.279" calcext:value-type="float">
            <text:p>11944.279</text:p>
          </table:table-cell>
          <table:table-cell/>
          <table:table-cell office:value-type="string" calcext:value-type="string">
            <text:p>May 06, 2025</text:p>
          </table:table-cell>
          <table:table-cell office:value-type="string" calcext:value-type="string">
            <text:p><text:s text:c="2"/>$7309.64</text:p>
          </table:table-cell>
        </table:table-row>
        <table:table-row table:style-name="ro1">
          <table:table-cell table:formula="of:=DATEVALUE([.E21])" office:value-type="float" office:value="45782" calcext:value-type="float">
            <text:p>45782</text:p>
          </table:table-cell>
          <table:table-cell table:formula="of:=VALUE([.F21])" office:value-type="float" office:value="205.03" calcext:value-type="float">
            <text:p>205.03</text:p>
          </table:table-cell>
          <table:table-cell table:formula="of:=SUM([.B12:.B21])/[.C$1]" office:value-type="float" office:value="11469.786" calcext:value-type="float">
            <text:p>11469.786</text:p>
          </table:table-cell>
          <table:table-cell/>
          <table:table-cell office:value-type="string" calcext:value-type="string">
            <text:p>May 05, 2025</text:p>
          </table:table-cell>
          <table:table-cell office:value-type="string" calcext:value-type="string">
            <text:p><text:s text:c="2"/>$205.03</text:p>
          </table:table-cell>
        </table:table-row>
        <table:table-row table:style-name="ro1">
          <table:table-cell table:formula="of:=DATEVALUE([.E22])" office:value-type="float" office:value="45779" calcext:value-type="float">
            <text:p>45779</text:p>
          </table:table-cell>
          <table:table-cell table:formula="of:=VALUE([.F22])" office:value-type="float" office:value="2541.37" calcext:value-type="float">
            <text:p>2541.37</text:p>
          </table:table-cell>
          <table:table-cell table:formula="of:=SUM([.B13:.B22])/[.C$1]" office:value-type="float" office:value="11245.747" calcext:value-type="float">
            <text:p>11245.747</text:p>
          </table:table-cell>
          <table:table-cell/>
          <table:table-cell office:value-type="string" calcext:value-type="string">
            <text:p>May 02, 2025</text:p>
          </table:table-cell>
          <table:table-cell office:value-type="string" calcext:value-type="string">
            <text:p><text:s text:c="2"/>$2541.37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an example where <text:s/>column E&amp;F are the outputs of tbl2csv.awk. <text:s/>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 simple moving average is added to daily balances and plotted.</text:p>
          </table:table-cell>
          <table:table-cell table:number-columns-repeated="3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1">00/00/0000</text:date>, <text:time style:data-style-name="N2" text:time-value="23:41:03.541319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5-31T23:42:12.732847400</dc:date>
    <meta:editing-duration>PT8M55S</meta:editing-duration>
    <meta:editing-cycles>3</meta:editing-cycles>
    <meta:generator>LibreOffice/25.2.3.2$Windows_X86_64 LibreOffice_project/bbb074479178df812d175f709636b368952c2ce3</meta:generator>
    <meta:document-statistic meta:table-count="1" meta:cell-count="103" meta:object-count="1"/>
  </office:meta>
</office:document-meta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6cm" svg:height="9.006cm" xlink:href=".." xlink:type="simple" chart:class="chart:line" chart:style-name="ch1">
        <chart:legend chart:legend-position="end" svg:x="13.113cm" svg:y="3.955cm" style:legend-expansion="high" chart:style-name="ch2"/>
        <chart:plot-area chart:style-name="ch3" svg:x="0.319cm" svg:y="0.18cm" svg:width="12.475cm" svg:height="8.646cm">
          <chart:coordinate-region svg:x="1.526cm" svg:y="0.379cm" svg:width="11.07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put.B2:output.B22" chart:class="chart:line">
            <chart:data-point chart:repeated="21"/>
          </chart:series>
          <chart:series chart:style-name="ch7" chart:values-cell-range-address="output.C2:output.C22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7.55">
                <text:p>577.55</text:p>
                <draw:g>
                  <svg:desc>output.B2:output.B22</svg:desc>
                </draw:g>
              </table:table-cell>
              <table:table-cell office:value-type="float" office:value="NaN">
                <text:p>NaN</text:p>
                <draw:g>
                  <svg:desc>output.C2:output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7.55">
                <text:p>577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.56">
                <text:p>29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24.1">
                <text:p>824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6.56">
                <text:p>126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26.56">
                <text:p>6126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41.05">
                <text:p>1241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58.78">
                <text:p>8158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35.54">
                <text:p>7335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49.96">
                <text:p>4949.96</text:p>
              </table:table-cell>
              <table:table-cell office:value-type="float" office:value="2994.721">
                <text:p>2994.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81.76">
                <text:p>4781.76</text:p>
              </table:table-cell>
              <table:table-cell office:value-type="float" office:value="3415.142">
                <text:p>3415.1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32.86">
                <text:p>2832.86</text:p>
              </table:table-cell>
              <table:table-cell office:value-type="float" office:value="3640.673">
                <text:p>3640.6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12.3">
                <text:p>5512.3</text:p>
              </table:table-cell>
              <table:table-cell office:value-type="float" office:value="4188.947">
                <text:p>4188.9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59.91">
                <text:p>2659.91</text:p>
              </table:table-cell>
              <table:table-cell office:value-type="float" office:value="4372.528">
                <text:p>4372.5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097.77">
                <text:p>74097.77</text:p>
              </table:table-cell>
              <table:table-cell office:value-type="float" office:value="11769.649">
                <text:p>11769.6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311.18">
                <text:p>9311.18</text:p>
              </table:table-cell>
              <table:table-cell office:value-type="float" office:value="12088.111">
                <text:p>12088.1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454.67">
                <text:p>7454.67</text:p>
              </table:table-cell>
              <table:table-cell office:value-type="float" office:value="12709.473">
                <text:p>12709.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2.74">
                <text:p>532.74</text:p>
              </table:table-cell>
              <table:table-cell office:value-type="float" office:value="11946.869">
                <text:p>11946.8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309.64">
                <text:p>7309.64</text:p>
              </table:table-cell>
              <table:table-cell office:value-type="float" office:value="11944.279">
                <text:p>11944.2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5.03">
                <text:p>205.03</text:p>
              </table:table-cell>
              <table:table-cell office:value-type="float" office:value="11469.786">
                <text:p>11469.7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41.37">
                <text:p>2541.37</text:p>
              </table:table-cell>
              <table:table-cell office:value-type="float" office:value="11245.747">
                <text:p>11245.7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3.2$Windows_X86_64 LibreOffice_project/bbb074479178df812d175f709636b368952c2ce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